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ns42="http://openoffice.org/2009/office" xmlns:form="urn:oasis:names:tc:opendocument:xmlns:form:1.0" xmlns:svg="urn:oasis:names:tc:opendocument:xmlns:svg-compatible:1.0" xmlns:draw="urn:oasis:names:tc:opendocument:xmlns:drawing:1.0" xmlns:fo="urn:oasis:names:tc:opendocument:xmlns:xsl-fo-compatible:1.0" xmlns:table="urn:oasis:names:tc:opendocument:xmlns:table:1.0" xmlns:loext="urn:org:documentfoundation:names:experimental:office:xmlns:loext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ns42="http://openoffice.org/2009/office" xmlns:form="urn:oasis:names:tc:opendocument:xmlns:form:1.0" xmlns:svg="urn:oasis:names:tc:opendocument:xmlns:svg-compatible:1.0" xmlns:draw="urn:oasis:names:tc:opendocument:xmlns:drawing:1.0" xmlns:fo="urn:oasis:names:tc:opendocument:xmlns:xsl-fo-compatible:1.0" xmlns:table="urn:oasis:names:tc:opendocument:xmlns:table:1.0" xmlns:loext="urn:org:documentfoundation:names:experimental:office:xmlns:loext:1.0" xmlns:manifest="urn:oasis:names:tc:opendocument:xmlns:manifest:1.0" office:version="1.2">
  <office:automatic-styles>
    <style:style style:name="T5" style:family="text" style:display-name="T5">
      <style:text-properties style:font-name="Arial"/>
    </style:style>
  </office:automatic-styles>
  <office:body>
    <office:text>
      <text:p text:style-name="T5"><text:span text:style-name="T5"> </text:span>Gbm/Ab<text:span text:style-name="T5"> </text:span><text:span text:style-name="T5"> </text:span><text:span text:style-name="T5"> </text:span><text:span text:style-name="T5"> </text:span><text:span text:style-name="T5"> </text:span><text:span text:style-name="T5"> </text:span><text:span text:style-name="T5"> </text:span><text:span text:style-name="T5"> </text:span>Eb<text:span text:style-name="T5"> </text:span><text:span text:style-name="T5"> </text:span><text:span text:style-name="T5"> </text:span><text:span text:style-name="T5"> </text:span><text:span text:style-name="T5"> </text:span><text:span text:style-name="T5"> </text:span><text:span text:style-name="T5"> </text:span><text:span text:style-name="T5"> </text:span><text:span text:style-name="T5"> </text:span><text:span text:style-name="T5"> </text:span><text:span text:style-name="T5"> </text:span><text:span text:style-name="T5"> </text:span><text:span text:style-name="T5"> </text:span><text:span text:style-name="T5"> </text:span><text:span text:style-name="T5"> </text:span><text:span text:style-name="T5"> </text:span>A<text:span text:style-name="T5"> </text:span></text:p>
      <text:p text:style-name="T5"> Elle est bonne sa mère, elle twerke sur la piste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ns42="http://openoffice.org/2009/office" xmlns:form="urn:oasis:names:tc:opendocument:xmlns:form:1.0" xmlns:svg="urn:oasis:names:tc:opendocument:xmlns:svg-compatible:1.0" xmlns:draw="urn:oasis:names:tc:opendocument:xmlns:drawing:1.0" xmlns:fo="urn:oasis:names:tc:opendocument:xmlns:xsl-fo-compatible:1.0" xmlns:table="urn:oasis:names:tc:opendocument:xmlns:table:1.0" xmlns:loext="urn:org:documentfoundation:names:experimental:office:xmlns:loext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ns42="http://openoffice.org/2009/office" xmlns:form="urn:oasis:names:tc:opendocument:xmlns:form:1.0" xmlns:svg="urn:oasis:names:tc:opendocument:xmlns:svg-compatible:1.0" xmlns:draw="urn:oasis:names:tc:opendocument:xmlns:drawing:1.0" xmlns:fo="urn:oasis:names:tc:opendocument:xmlns:xsl-fo-compatible:1.0" xmlns:table="urn:oasis:names:tc:opendocument:xmlns:table:1.0" xmlns:loext="urn:org:documentfoundation:names:experimental:office:xmlns:loext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